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7264in"/>
    </style:style>
    <style:style style:name="co3" style:family="table-column">
      <style:table-column-properties fo:break-before="auto" style:column-width="2.9063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6425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5" style:family="table-cell" style:parent-style-name="Default">
      <style:map style:condition="cell-content()=&quot;Astra Militarum&quot;" style:apply-style-name="Astra_20_Militarum_20_Colour" style:base-cell-address="Sheet1.B2"/>
    </style:style>
    <style:style style:name="ce6" style:family="table-cell" style:parent-style-name="Default">
      <style:map style:condition="cell-content()=&quot;Astra Militarum&quot;" style:apply-style-name="Astra_20_Militarum_20_Colour" style:base-cell-address="Sheet1.B147"/>
    </style:style>
    <style:style style:name="ce7" style:family="table-cell" style:parent-style-name="Default">
      <style:map style:condition="cell-content()=&quot;Astra Militarum&quot;" style:apply-style-name="Astra_20_Militarum_20_Colour" style:base-cell-address="Sheet1.B2"/>
    </style:style>
    <style:style style:name="ce8"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5"/>
        <table:table-column table:style-name="co3" table:default-cell-style-name="ce8"/>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2">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The game sometimes forgets to update the extra resource on the front-end; back-end it is fine. Simply refreshing the page fixes it.</text:p>
          </table:table-cell>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table-cell office:value-type="string" calcext:value-type="string">
            <text:p>Both discard and hand attachments supported.</text:p>
          </table:table-cell>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3">
          <table:table-cell office:value-type="string" calcext:value-type="string">
            <text:p>Land Raider</text:p>
          </table:table-cell>
          <table:table-cell office:value-type="string" calcext:value-type="string">
            <text:p>Space Marines</text:p>
          </table:table-cell>
          <table:table-cell office:value-type="string" calcext:value-type="string">
            <text:p>No</text:p>
          </table:table-cell>
          <table:table-cell office:value-type="string" calcext:value-type="string">
            <text:p>Not Immune</text:p>
          </table:table-cell>
          <table:table-cell office:value-type="string" calcext:value-type="string">
            <text:p>Unsure how this should work with Exterminatus and similar effects; may require significant spaghetti</text:p>
          </table:table-cell>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No</text:p>
          </table:table-cell>
          <table:table-cell office:value-type="string" calcext:value-type="string">
            <text:p>Simply not done yet</text:p>
          </table:table-cell>
          <table:table-cell/>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No</text:p>
          </table:table-cell>
          <table:table-cell office:value-type="string" calcext:value-type="string">
            <text:p>Not Immune</text:p>
          </table:table-cell>
          <table:table-cell/>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No</text:p>
          </table:table-cell>
          <table:table-cell office:value-type="string" calcext:value-type="string">
            <text:p>Reaction not supported</text:p>
          </table:table-cell>
          <table:table-cell/>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4">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text:p>
          </table:table-cell>
        </table:table-row>
        <table:table-row table:style-name="ro1">
          <table:table-cell office:value-type="string" calcext:value-type="string">
            <text:p>Nullify</text:p>
          </table:table-cell>
          <table:table-cell office:value-type="string" calcext:value-type="string">
            <text:p>Eldar</text:p>
          </table:table-cell>
          <table:table-cell office:value-type="string" calcext:value-type="string">
            <text:p>No</text:p>
          </table:table-cell>
          <table:table-cell office:value-type="string" calcext:value-type="string">
            <text:p>Events not supported</text:p>
          </table:table-cell>
          <table:table-cell office:value-type="string" calcext:value-type="string">
            <text:p>EVIL but doable</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6"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unications Relay</text:p>
          </table:table-cell>
          <table:table-cell table:style-name="ce7" office:value-type="string" calcext:value-type="string">
            <text:p>Tau</text:p>
          </table:table-cell>
          <table:table-cell office:value-type="string" calcext:value-type="string">
            <text:p>No</text:p>
          </table:table-cell>
          <table:table-cell office:value-type="string" calcext:value-type="string">
            <text:p>Interrupts not supported</text:p>
          </table:table-cell>
          <table:table-cell office:value-type="string" calcext:value-type="string">
            <text:p>EVIL</text:p>
          </table:table-cell>
        </table:table-row>
        <table:table-row table:style-name="ro1">
          <table:table-cell office:value-type="string" calcext:value-type="string">
            <text:p>Squadron Redeployment</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er Caste Technician</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No</text:p>
          </table:table-cell>
          <table:table-cell office:value-type="string" calcext:value-type="string">
            <text:p>Events not supported</text:p>
          </table:table-cell>
          <table:table-cell/>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Proportion of cards implemented:</text:p>
          </table:table-cell>
          <table:table-cell/>
          <table:table-cell table:formula="of:=COUNTIF([.C2:.C185];&quot;Yes&quot;)/184" office:value-type="float" office:value="0.961956521739131" calcext:value-type="float">
            <text:p>0.961956521739131</text:p>
          </table:table-cell>
          <table:table-cell table:number-columns-repeated="2"/>
        </table:table-row>
        <table:table-row table:style-name="ro1" table:number-rows-repeated="1048388">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14">00/00/0000</text:date>, <text:time style:data-style-name="N2" text:time-value="10:02:54.1216256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14T12:02:45.045386000</dc:date>
    <meta:editing-duration>P4DT51M43S</meta:editing-duration>
    <meta:editing-cycles>131</meta:editing-cycles>
    <meta:generator>LibreOffice/25.2.1.2$Windows_X86_64 LibreOffice_project/d3abf4aee5fd705e4a92bba33a32f40bc4e56f49</meta:generator>
    <meta:document-statistic meta:table-count="1" meta:cell-count="579" meta:object-count="0"/>
  </office:meta>
</office:document-meta>
</file>